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2bcf" officeooo:paragraph-rsid="001c2bcf"/>
    </style:style>
    <style:style style:name="P2" style:family="paragraph" style:parent-style-name="Standard">
      <style:text-properties officeooo:rsid="0022402d" officeooo:paragraph-rsid="0023ca5f"/>
    </style:style>
    <style:style style:name="P3" style:family="paragraph" style:parent-style-name="Standard">
      <style:text-properties officeooo:rsid="0022402d" officeooo:paragraph-rsid="002492af" fo:background-color="#ffff00"/>
    </style:style>
    <style:style style:name="P4" style:family="paragraph" style:parent-style-name="Preformatted_20_Text">
      <style:text-properties officeooo:rsid="001da0a3" officeooo:paragraph-rsid="001da0a3"/>
    </style:style>
    <style:style style:name="P5" style:family="paragraph" style:parent-style-name="Preformatted_20_Text">
      <style:text-properties officeooo:rsid="0023ff26" officeooo:paragraph-rsid="0023ff26" fo:background-color="#ffff00"/>
    </style:style>
    <style:style style:name="P6" style:family="paragraph" style:parent-style-name="Standard">
      <style:text-properties officeooo:rsid="0023ff26" officeooo:paragraph-rsid="001ef989"/>
    </style:style>
    <style:style style:name="P7" style:family="paragraph" style:parent-style-name="Standard">
      <style:text-properties officeooo:rsid="0023ff26" officeooo:paragraph-rsid="0023ff26"/>
    </style:style>
    <style:style style:name="P8" style:family="paragraph" style:parent-style-name="Standard">
      <style:text-properties officeooo:rsid="00250e97" officeooo:paragraph-rsid="00250e97"/>
    </style:style>
    <style:style style:name="P9" style:family="paragraph" style:parent-style-name="Standard">
      <style:text-properties officeooo:rsid="0026bc07" officeooo:paragraph-rsid="0026bc07"/>
    </style:style>
    <style:style style:name="P10" style:family="paragraph" style:parent-style-name="Standard">
      <style:text-properties officeooo:rsid="001c2bcf" officeooo:paragraph-rsid="0023ca5f"/>
    </style:style>
    <style:style style:name="P11" style:family="paragraph" style:parent-style-name="Standard">
      <style:text-properties officeooo:rsid="0022402d" officeooo:paragraph-rsid="0023ca5f"/>
    </style:style>
    <style:style style:name="P12" style:family="paragraph" style:parent-style-name="Standard">
      <style:text-properties officeooo:rsid="0022402d" officeooo:paragraph-rsid="0026bc07" fo:background-color="#00cc00"/>
    </style:style>
    <style:style style:name="P13" style:family="paragraph" style:parent-style-name="Standard">
      <style:text-properties officeooo:rsid="001c2bcf" officeooo:paragraph-rsid="0027be05" fo:background-color="#00cc00"/>
    </style:style>
    <style:style style:name="P14" style:family="paragraph" style:parent-style-name="Standard">
      <style:text-properties officeooo:rsid="002a73b3" officeooo:paragraph-rsid="002a73b3" fo:background-color="#00cc00"/>
    </style:style>
    <style:style style:name="P15" style:family="paragraph" style:parent-style-name="Preformatted_20_Text">
      <style:text-properties officeooo:rsid="001da0a3" officeooo:paragraph-rsid="0020cdce"/>
    </style:style>
    <style:style style:name="P16" style:family="paragraph" style:parent-style-name="Preformatted_20_Text">
      <style:text-properties officeooo:rsid="0023ff26" officeooo:paragraph-rsid="0023ff26" fo:background-color="#ffff00"/>
    </style:style>
    <style:style style:name="P17" style:family="paragraph" style:parent-style-name="Preformatted_20_Text">
      <style:text-properties officeooo:rsid="002ae694" officeooo:paragraph-rsid="002ae694" fo:background-color="#ffff00"/>
    </style:style>
    <style:style style:name="P18" style:family="paragraph" style:parent-style-name="Preformatted_20_Text">
      <style:text-properties officeooo:rsid="0023ff26" officeooo:paragraph-rsid="0026bc07" fo:background-color="#00cc00"/>
    </style:style>
    <style:style style:name="P19" style:family="paragraph" style:parent-style-name="Preformatted_20_Text">
      <style:text-properties officeooo:rsid="0023ff26" officeooo:paragraph-rsid="0029418a" fo:background-color="#00cc00"/>
    </style:style>
    <style:style style:name="P20" style:family="paragraph" style:parent-style-name="Preformatted_20_Text">
      <style:text-properties officeooo:rsid="0023ff26" officeooo:paragraph-rsid="0026bc07"/>
    </style:style>
    <style:style style:name="P21" style:family="paragraph" style:parent-style-name="Preformatted_20_Text">
      <style:text-properties officeooo:rsid="002b9ed3" officeooo:paragraph-rsid="002b9ed3"/>
    </style:style>
    <style:style style:name="T1" style:family="text">
      <style:text-properties officeooo:rsid="001d992e"/>
    </style:style>
    <style:style style:name="T2" style:family="text">
      <style:text-properties officeooo:rsid="001da0a3"/>
    </style:style>
    <style:style style:name="T3" style:family="text">
      <style:text-properties officeooo:rsid="001ef989"/>
    </style:style>
    <style:style style:name="T4" style:family="text">
      <style:text-properties officeooo:rsid="0023ca5f"/>
    </style:style>
    <style:style style:name="T5" style:family="text">
      <style:text-properties officeooo:rsid="0023ff26"/>
    </style:style>
    <style:style style:name="T6" style:family="text">
      <style:text-properties officeooo:rsid="002492af"/>
    </style:style>
    <style:style style:name="T7" style:family="text">
      <style:text-properties officeooo:rsid="00250e97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ef989" fo:background-color="#ffff00" loext:char-shading-value="0"/>
    </style:style>
    <style:style style:name="T10" style:family="text">
      <style:text-properties officeooo:rsid="0026bc07" fo:background-color="#ffff00" loext:char-shading-value="0"/>
    </style:style>
    <style:style style:name="T11" style:family="text">
      <style:text-properties officeooo:rsid="0026bc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Pasos para resolver problema3</text:p>
      <text:p text:style-name="P1"><text:span text:style-name="T5">#</text:span>borro las filas de encabezados</text:p>
      <text:p text:style-name="P8"># la -i no creo a haga falta</text:p>
      <text:p text:style-name="P8"/>
      <text:p text:style-name="P9">/home/sysadmin/lx2_cristiandre/hojasExcel/hojasDatos/datos_csv/</text:p>
      <text:p text:style-name="P10"><text:span text:style-name="T8">sed '1,4d' -</text:span><text:span text:style-name="T9">i </text:span><text:span text:style-name="T8">Datos&gt; </text:span><text:span text:style-name="T10">graf.dat</text:span></text:p>
      <text:p text:style-name="P10"><text:span text:style-name="T10"/></text:p>
      <text:p text:style-name="P13">sed '1,4d' -<text:span text:style-name="T3">i /home/sysadmin/lx2_cristiandre/problema3/</text:span>Datos&gt; <text:span text:style-name="T11">/home/sysadmin/lx2_cristiandre/hojasExcel/hojasDatos/datos_graf/graf.dat</text:span></text:p>
      <text:p text:style-name="P13"/>
      <text:p text:style-name="P14">sed '1,4d' -i <text:s/>/home/sysadmin/lx2_cristiandre/problema3/Datos&gt;/home/sysadmin/lx2_cristiandre/hojasExcel/hojasDatos/datos_graf/graf.dat</text:p>
      <text:p text:style-name="P13"/>
      <text:p text:style-name="P1"/>
      <text:p text:style-name="P6">#2 Paso <text:s/><text:span text:style-name="T11">extraigo las columnas 6 y 7 del archivo para formar una solo</text:span></text:p>
      <text:p text:style-name="P2">cat Datosincolumnas <text:s/>| awk -F <text:span text:style-name="T4">","</text:span> {'print $6 $7'} | <text:span text:style-name="T2">sed '1,$ s/"//g' &gt; graf3.dat #esta no separa las columnas</text:span></text:p>
      <text:p text:style-name="P12">cat <text:span text:style-name="T11">/home/sysadmin/lx2_cristiandre/hojasExcel/hojasDatos/datos_graf/graf.dat</text:span> <text:s/>| awk -F <text:span text:style-name="T4">","</text:span> <text:span text:style-name="T6">'{print $6 " " $7}'</text:span> | <text:span text:style-name="T2">sed '1,$ s/"//g' &gt; /home/sysadmin/lx2_cristiandre/hojasExcel/hojasDatos/full_datos/g3_full.dat</text:span></text:p>
      <text:p text:style-name="P2"/>
      <text:p text:style-name="P3">cat Datosincolumnas <text:s/>| awk -F <text:span text:style-name="T4">","</text:span> <text:span text:style-name="T6">'{print $6 " " $7}'</text:span> | <text:span text:style-name="T2">sed '1,$ s/"//g' &gt; graf3.dat </text:span></text:p>
      <text:p text:style-name="P2"/>
      <text:p text:style-name="P7">#3. ploteo</text:p>
      <text:p text:style-name="P19">plot "<text:span text:style-name="T2">/home/sysadmin/lx2_cristiandre/hojasExcel/hojasDatos/full_datos/g3_full</text:span>" using 1:<text:span text:style-name="T7">2</text:span> with lines</text:p>
      <text:p text:style-name="P18"/>
      <text:p text:style-name="P20"/>
      <text:p text:style-name="P5">plot "/home/sysadmin/lx2_cristiandre/problema3/graf3.dat" using 1:<text:span text:style-name="T7">2</text:span> with lines</text:p>
      <text:p text:style-name="P5">#al parecer solo esta cargando una columna</text:p>
      <text:p text:style-name="P5"/>
      <text:p text:style-name="P5"/>
      <text:p text:style-name="P17">rm: cannot remove ‘/home/sysadmin/lx2_cristiandre/hojasExcel/hojasDatos/datos_graf/full_datos/plot’</text:p>
      <text:p text:style-name="P17">‘/home/sysadmin/lx2_cristiandre/hojasExcel/hojasDatos/datos_graf/full_datos/plot’: File exists</text:p>
      <text:p text:style-name="P15"/>
      <text:p text:style-name="P15"/>
      <text:p text:style-name="P15"/>
      <text:p text:style-name="P15"/>
      <text:p text:style-name="P21">borrar archivos</text:p>
      <text:p text:style-name="P21">set m=1</text:p>
      <text:p text:style-name="P21">for i in `find $ORIG #name-$m'*.xls'`</text:p>
      <text:p text:style-name="P21">do</text:p>
      <text:p text:style-name="P21">echo "Procesando archivo $i"</text:p>
      <text:p text:style-name="P21">xls2csv $i &gt; $OUT_DATA/data-$m.csv</text:p>
      <text:p text:style-name="P21">let m=m+1</text:p>
      <text:p text:style-name="P21">done 2&gt;/home/sysadmin/lx2_cristiandre/logs/error1.log</text:p>
      <text:p text:style-name="P21">rm $OUT_DATA/data-.csv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5:23:50.757282748</meta:creation-date>
    <dc:date>2016-06-07T17:22:28.948771416</dc:date>
    <meta:editing-duration>PT2H48M48S</meta:editing-duration>
    <meta:editing-cycles>7</meta:editing-cycles>
    <meta:generator>LibreOffice/5.0.5.2$Linux_x86 LibreOffice_project/00m0$Build-2</meta:generator>
    <meta:document-statistic meta:table-count="0" meta:image-count="0" meta:object-count="0" meta:page-count="1" meta:paragraph-count="26" meta:word-count="154" meta:character-count="1550" meta:non-whitespace-character-count="1416"/>
  </office:meta>
</office:document-meta>
</file>